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ea5c0" officeooo:paragraph-rsid="001ea5c0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rl-tb"/>
      <style:text-properties fo:font-size="16pt" officeooo:rsid="001ea5c0" officeooo:paragraph-rsid="001ea5c0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f96a3" officeooo:paragraph-rsid="001f96a3" style:font-size-asian="16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20d064" officeooo:paragraph-rsid="0020d064" style:font-size-asian="16pt" style:font-size-complex="16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1f96a3" officeooo:paragraph-rsid="00235850" style:font-size-asian="16pt" style:font-size-complex="16pt"/>
    </style:style>
    <style:style style:name="T1" style:family="text">
      <style:text-properties officeooo:rsid="001ea5c0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نصب :</text:p>
      <text:p text:style-name="P1"/>
      <text:p text:style-name="P1"><text:s/>npm install --save-dev <text:a xlink:type="simple" xlink:href="mailto:webpack-dev-server@2.2.0-rc.0" text:style-name="Internet_20_link" text:visited-style-name="Visited_20_Internet_20_Link">webpack-dev-server@2.2.0-rc.0</text:a></text:p>
      <text:p text:style-name="P1"/>
      <text:p text:style-name="P1">پس از ان به فایل package.json می رویم و دستور زیر را هم اسکریپت هایش اضافه می کنیم:<text:line-break/><text:line-break/><text:line-break/></text:p>
      <text:p text:style-name="P2">"serve": "webpack-dev-server"</text:p>
      <text:p text:style-name="P2"/>
      <text:p text:style-name="P2"/>
      <text:p text:style-name="P3">دیگر همین بود تمام شد فقط کافی است که به خط فرمان رفته و دستور </text:p>
      <text:p text:style-name="P5">npm run <text:s/><text:span text:style-name="T1">serve</text:span></text:p>
      <text:p text:style-name="P3"><text:s/>را بزنیم .</text:p>
      <text:p text:style-name="P3"/>
      <text:p text:style-name="P3"><text:span text:style-name="T2">هشدار:</text:span><text:line-break/>اگر چناچنچه فایل webpack.config.js را تغییر دادیم باید دوباره دستور فوق را اجرا کنیم</text:p>
      <text:p text:style-name="P3"/>
      <text:p text:style-name="P4"><text:span text:style-name="T2">توجه:</text:span><text:line-break/></text:p>
      <text:p text:style-name="P4"><text:span text:style-name="T1">webpack-dev-server </text:span>فقط در مرحله ی develop کردن سایت استفاده می شود و برای تولید مناسب نیست زیرا <text:span text:style-name="T1">webpack-dev-server </text:span>کد های تولید شده را در memory ذخیره می کند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21T04:48:20.845101355</dc:date>
    <meta:editing-duration>PT6H36M40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92" meta:character-count="516" meta:non-whitespace-character-count="426"/>
  </office:meta>
</office:document-meta>
</file>